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1f2328" loext:opacity="100%" style:font-name="apple-system" fo:letter-spacing="normal" fo:font-style="normal" fo:font-weight="normal"/>
    </style:style>
    <style:style style:name="P2" style:family="paragraph" style:parent-style-name="Heading_20_3">
      <style:text-properties fo:font-variant="normal" fo:text-transform="none" fo:color="#1f2328" loext:opacity="100%" style:font-name="apple-system" fo:letter-spacing="normal" fo:font-style="normal" fo:font-weight="normal"/>
    </style:style>
    <style:style style:name="P3" style:family="paragraph" style:parent-style-name="Heading_20_4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padding="0cm" fo:border="none"/>
    </style:style>
    <style:style style:name="P5" style:family="paragraph" style:parent-style-name="Preformatted_20_Text">
      <style:paragraph-properties fo:margin-top="0cm" fo:margin-bottom="0cm" style:contextual-spacing="false" fo:line-height="145%" fo:orphans="2" fo:widows="2" fo:padding="0cm" fo:border="none"/>
    </style:style>
    <style:style style:name="P6" style:family="paragraph" style:parent-style-name="Text_20_body" style:list-style-name="L1">
      <style:paragraph-properties fo:margin-top="0cm" fo:margin-bottom="0.423cm" style:contextual-spacing="false" fo:orphans="2" fo:widows="2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3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4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5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1f2328" loext:opacity="100%" style:font-name="ui-monospace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1f2328" loext:opacity="100%" style:font-name="ui-monospace" fo:font-size="9.7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2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Домашнее задание</text:h>
      <text:p text:style-name="P4"><text:span text:style-name="Source_20_Text"><text:span text:style-name="T1">1. Запретить всем пользователям, кроме группы admin логин в выходные(суббота и воскресенье), без учета праздников</text:span></text:span></text:p>
      <text:p text:style-name="P5"><text:span text:style-name="Source_20_Text"><text:span text:style-name="T1">2. Дать конкретному пользователю права рута</text:span></text:span></text:p>
      <text:list xml:id="list2629197159" text:style-name="L1">
        <text:list-item>
          <text:p text:style-name="P6">Запретить всем пользователям, кроме группы admin логин в выходные(суббота и воскресенье), без учета праздников</text:p>
        </text:list-item>
      </text:list>
      <text:h text:style-name="P3" text:outline-level="4"><text:bookmark text:name="user-content-этот-способ-действует-только-для-пользователя-здесь-нельзя-указать-группу-в-которую-входит-пользователь"/>Этот способ действует только для пользователя, здесь нельзя указать группу, в которую входит пользователь.</text:h>
      <text:p text:style-name="P7">Чтобы у пользователя не было возможности войти в систему не только через SSH, а также через обычную консоль (монитор) то необходимо откорректировать два файла.</text:p>
      <text:list xml:id="list777552948" text:style-name="L2">
        <text:list-item>
          <text:p text:style-name="P8"><text:span text:style-name="T3">Заходим в файлы </text:span><text:span text:style-name="Source_20_Text"><text:span text:style-name="T2">nano /etc/pam.d/sshd</text:span></text:span><text:span text:style-name="T3"> и </text:span><text:span text:style-name="Source_20_Text"><text:span text:style-name="T2">nano /etc/pam.d/login</text:span></text:span><text:span text:style-name="T3"> и приводим их к следующему виду:</text:span></text:p>
        </text:list-item>
      </text:list>
      <text:p text:style-name="P4"><text:span text:style-name="Source_20_Text"><text:span text:style-name="T1">[root@lvm system]# cat /etc/pam.d/sshd</text:span></text:span></text:p>
      <text:p text:style-name="P5"><text:span text:style-name="Source_20_Text"><text:span text:style-name="T1">#%PAM-1.0</text:span></text:span></text:p>
      <text:p text:style-name="P5"><text:span text:style-name="Source_20_Text"><text:span text:style-name="T1">auth <text:s text:c="6"/>required <text:s text:c="4"/>pam_sepermit.so</text:span></text:span></text:p>
      <text:p text:style-name="P5"><text:span text:style-name="Source_20_Text"><text:span text:style-name="T1">auth <text:s text:c="6"/>substack <text:s text:c="4"/>password-auth</text:span></text:span></text:p>
      <text:p text:style-name="P5"><text:span text:style-name="Source_20_Text"><text:span text:style-name="T1">auth <text:s text:c="6"/>include <text:s text:c="5"/>postlogin</text:span></text:span></text:p>
      <text:p text:style-name="P5"><text:span text:style-name="Source_20_Text"><text:span text:style-name="T1"># Used with polkit to reauthorize users in remote sessions</text:span></text:span></text:p>
      <text:p text:style-name="P5"><text:span text:style-name="Source_20_Text"><text:span text:style-name="T1">-auth <text:s text:c="5"/>optional <text:s text:c="4"/>pam_reauthorize.so prepare</text:span></text:span></text:p>
      <text:p text:style-name="P5"><text:span text:style-name="Source_20_Text"><text:span text:style-name="T1">account required pam_access.so # Это модуль, который может давать доступ одной группе и не давать другой, но он не может это сделать по дням и времени</text:span></text:span></text:p>
      <text:p text:style-name="P5"><text:span text:style-name="Source_20_Text"><text:span text:style-name="T1">account required pam_time.so # Добавляем вот эту строку для ограничения по пользователю</text:span></text:span></text:p>
      <text:p text:style-name="P5"><text:span text:style-name="Source_20_Text"><text:span text:style-name="T1">account <text:s text:c="3"/>required <text:s text:c="4"/>pam_nologin.so</text:span></text:span></text:p>
      <text:p text:style-name="P5"><text:span text:style-name="Source_20_Text"><text:span text:style-name="T1">account <text:s text:c="3"/>include <text:s text:c="5"/>password-auth</text:span></text:span></text:p>
      <text:p text:style-name="P5"><text:span text:style-name="Source_20_Text"><text:span text:style-name="T1">password <text:s text:c="2"/>include <text:s text:c="5"/>password-auth</text:span></text:span></text:p>
      <text:p text:style-name="P5"><text:span text:style-name="Source_20_Text"><text:span text:style-name="T1"># pam_selinux.so close should be the first session rule</text:span></text:span></text:p>
      <text:p text:style-name="P5"><text:span text:style-name="Source_20_Text"><text:span text:style-name="T1">session <text:s text:c="3"/>required <text:s text:c="4"/>pam_selinux.so close</text:span></text:span></text:p>
      <text:p text:style-name="P5"><text:span text:style-name="Source_20_Text"><text:span text:style-name="T1">session <text:s text:c="3"/>required <text:s text:c="4"/>pam_loginuid.so</text:span></text:span></text:p>
      <text:p text:style-name="P5"><text:span text:style-name="Source_20_Text"><text:span text:style-name="T1"># pam_selinux.so open should only be followed by sessions to be executed in the user context</text:span></text:span></text:p>
      <text:p text:style-name="P5"><text:span text:style-name="Source_20_Text"><text:span text:style-name="T1">session <text:s text:c="3"/>required <text:s text:c="4"/>pam_selinux.so open env_params</text:span></text:span></text:p>
      <text:p text:style-name="P5"><text:span text:style-name="Source_20_Text"><text:span text:style-name="T1">session <text:s text:c="3"/>required <text:s text:c="4"/>pam_namespace.so</text:span></text:span></text:p>
      <text:p text:style-name="P5"><text:span text:style-name="Source_20_Text"><text:span text:style-name="T1">session <text:s text:c="3"/>optional <text:s text:c="4"/>pam_keyinit.so force revoke</text:span></text:span></text:p>
      <text:p text:style-name="P5"><text:span text:style-name="Source_20_Text"><text:span text:style-name="T1">session <text:s text:c="3"/>include <text:s text:c="5"/>password-auth</text:span></text:span></text:p>
      <text:p text:style-name="P5"><text:span text:style-name="Source_20_Text"><text:span text:style-name="T1">session <text:s text:c="3"/>include <text:s text:c="5"/>postlogin</text:span></text:span></text:p>
      <text:p text:style-name="P5"><text:span text:style-name="Source_20_Text"><text:span text:style-name="T1"># Used with polkit to reauthorize users in remote sessions</text:span></text:span></text:p>
      <text:p text:style-name="P5"><text:span text:style-name="Source_20_Text"><text:span text:style-name="T1">-session <text:s text:c="2"/>optional <text:s text:c="4"/>pam_reauthorize.so prepare</text:span></text:span></text:p>
      <text:p text:style-name="P4"><text:span text:style-name="Source_20_Text"><text:span text:style-name="T1">[root@lvm system]# cat /etc/pam.d/login</text:span></text:span></text:p>
      <text:p text:style-name="P5"><text:span text:style-name="Source_20_Text"><text:span text:style-name="T1">#%PAM-1.0</text:span></text:span></text:p>
      <text:p text:style-name="P5"><text:span text:style-name="Source_20_Text"><text:span text:style-name="T1">auth [user_unknown=ignore success=ok ignore=ignore default=bad] pam_securetty.so</text:span></text:span></text:p>
      <text:p text:style-name="P5"><text:soft-page-break/><text:span text:style-name="Source_20_Text"><text:span text:style-name="T1">auth <text:s text:c="6"/>substack <text:s text:c="4"/>system-auth</text:span></text:span></text:p>
      <text:p text:style-name="P5"><text:span text:style-name="Source_20_Text"><text:span text:style-name="T1">auth <text:s text:c="6"/>include <text:s text:c="5"/>postlogin</text:span></text:span></text:p>
      <text:p text:style-name="P5"><text:span text:style-name="Source_20_Text"><text:span text:style-name="T1">account required pam_access.so # Это модуль, который может давать доступ одной группе и не давать другой, но он не может это сделать по дням и времени</text:span></text:span></text:p>
      <text:p text:style-name="P5"><text:span text:style-name="Source_20_Text"><text:span text:style-name="T1">account <text:s text:c="2"/>required <text:s text:c="2"/>pam_time.so # Добавляем вот эту строку для ограничения по пользователю</text:span></text:span></text:p>
      <text:p text:style-name="P5"><text:span text:style-name="Source_20_Text"><text:span text:style-name="T1">account <text:s text:c="3"/>required <text:s text:c="4"/>pam_nologin.so</text:span></text:span></text:p>
      <text:p text:style-name="P5"><text:span text:style-name="Source_20_Text"><text:span text:style-name="T1">account <text:s text:c="3"/>include <text:s text:c="5"/>system-auth</text:span></text:span></text:p>
      <text:p text:style-name="P5"><text:span text:style-name="Source_20_Text"><text:span text:style-name="T1">password <text:s text:c="2"/>include <text:s text:c="5"/>system-auth</text:span></text:span></text:p>
      <text:p text:style-name="P5"><text:span text:style-name="Source_20_Text"><text:span text:style-name="T1"># pam_selinux.so close should be the first session rule</text:span></text:span></text:p>
      <text:p text:style-name="P5"><text:span text:style-name="Source_20_Text"><text:span text:style-name="T1">session <text:s text:c="3"/>required <text:s text:c="4"/>pam_selinux.so close</text:span></text:span></text:p>
      <text:p text:style-name="P5"><text:span text:style-name="Source_20_Text"><text:span text:style-name="T1">session <text:s text:c="3"/>required <text:s text:c="4"/>pam_loginuid.so</text:span></text:span></text:p>
      <text:p text:style-name="P5"><text:span text:style-name="Source_20_Text"><text:span text:style-name="T1">session <text:s text:c="3"/>optional <text:s text:c="4"/>pam_console.so</text:span></text:span></text:p>
      <text:p text:style-name="P5"><text:span text:style-name="Source_20_Text"><text:span text:style-name="T1"># pam_selinux.so open should only be followed by sessions to be executed in the user context</text:span></text:span></text:p>
      <text:p text:style-name="P5"><text:span text:style-name="Source_20_Text"><text:span text:style-name="T1">session <text:s text:c="3"/>required <text:s text:c="4"/>pam_selinux.so open</text:span></text:span></text:p>
      <text:p text:style-name="P5"><text:span text:style-name="Source_20_Text"><text:span text:style-name="T1">session <text:s text:c="3"/>required <text:s text:c="4"/>pam_namespace.so</text:span></text:span></text:p>
      <text:p text:style-name="P5"><text:span text:style-name="Source_20_Text"><text:span text:style-name="T1">session <text:s text:c="3"/>optional <text:s text:c="4"/>pam_keyinit.so force revoke</text:span></text:span></text:p>
      <text:p text:style-name="P5"><text:span text:style-name="Source_20_Text"><text:span text:style-name="T1">session <text:s text:c="3"/>include <text:s text:c="5"/>system-auth</text:span></text:span></text:p>
      <text:p text:style-name="P5"><text:span text:style-name="Source_20_Text"><text:span text:style-name="T1">session <text:s text:c="3"/>include <text:s text:c="5"/>postlogin</text:span></text:span></text:p>
      <text:p text:style-name="P5"><text:span text:style-name="Source_20_Text"><text:span text:style-name="T1">-session <text:s text:c="2"/>optional <text:s text:c="4"/>pam_ck_connector.so</text:span></text:span></text:p>
      <text:list xml:id="list2784730666" text:style-name="L3">
        <text:list-item>
          <text:p text:style-name="P9"><text:span text:style-name="T3">Далее заходим в файл </text:span><text:span text:style-name="Source_20_Text"><text:span text:style-name="T2">nano /etc/security/time.conf</text:span></text:span><text:span text:style-name="T3"> и добавляем в конце файла строку </text:span><text:span text:style-name="Source_20_Text"><text:span text:style-name="T2">*;*;test_user;!Tu</text:span></text:span></text:p>
        </text:list-item>
        <text:list-item>
          <text:p text:style-name="P9"><text:span text:style-name="T3">Создаем пользователя командой </text:span><text:span text:style-name="Source_20_Text"><text:span text:style-name="T2">useradd test_user</text:span></text:span><text:span text:style-name="T3"> и задаем ему пароль </text:span><text:span text:style-name="Source_20_Text"><text:span text:style-name="T2">passwd test_user</text:span></text:span></text:p>
        </text:list-item>
        <text:list-item>
          <text:p text:style-name="P9"><text:span text:style-name="T3">Пытаемся зайти в тот день, когда у нас работает правило </text:span><text:span text:style-name="Source_20_Text"><text:span text:style-name="T2">ssh test_user@localhost</text:span></text:span><text:span text:style-name="T3"> и получаем:</text:span></text:p>
        </text:list-item>
      </text:list>
      <text:p text:style-name="P4"><text:span text:style-name="Source_20_Text"><text:span text:style-name="T1">[root@lvm system]# ssh test_user@localhost</text:span></text:span></text:p>
      <text:p text:style-name="P5"><text:span text:style-name="Source_20_Text"><text:span text:style-name="T1">test_user@localhost's password:</text:span></text:span></text:p>
      <text:p text:style-name="P5"><text:span text:style-name="Source_20_Text"><text:span text:style-name="T1">Authentication failed.</text:span></text:span></text:p>
      <text:h text:style-name="P1" text:outline-level="3"><text:bookmark text:name="user-content-второй-способ-это-ограничения-по-группе"/>Второй способ это ограничения по группе.</text:h>
      <text:list xml:id="list112847457" text:style-name="L4">
        <text:list-item>
          <text:p text:style-name="P10"><text:span text:style-name="T3">Создаем группу </text:span><text:span text:style-name="Source_20_Text"><text:span text:style-name="T2">groupadd admin</text:span></text:span></text:p>
        </text:list-item>
        <text:list-item>
          <text:p text:style-name="P10"><text:span text:style-name="T3">Добавляем туда пользователя </text:span><text:span text:style-name="Source_20_Text"><text:span text:style-name="T2">usermod -aG admin test_user</text:span></text:span></text:p>
        </text:list-item>
        <text:list-item>
          <text:p text:style-name="P10"><text:span text:style-name="T3">Устанавливаем компонент, с помощью которого мы сможем описывать правила входа в виде обычного bash скрипта </text:span><text:span text:style-name="Source_20_Text"><text:span text:style-name="T2">yum install pam_script -y</text:span></text:span></text:p>
        </text:list-item>
        <text:list-item>
          <text:p text:style-name="P10"><text:span text:style-name="T3">Можем посмотреть какие файлы использует этот компонент </text:span><text:span text:style-name="Source_20_Text"><text:span text:style-name="T2">rpm -ql pam_script</text:span></text:span></text:p>
        </text:list-item>
      </text:list>
      <text:p text:style-name="P4"><text:span text:style-name="Source_20_Text"><text:span text:style-name="T1">[root@lvm ~]# rpm -ql pam_script</text:span></text:span></text:p>
      <text:p text:style-name="P5"><text:span text:style-name="Source_20_Text"><text:span text:style-name="T1">/etc/pam-script.d</text:span></text:span></text:p>
      <text:p text:style-name="P5"><text:span text:style-name="Source_20_Text"><text:span text:style-name="T1">/etc/pam_script</text:span></text:span></text:p>
      <text:p text:style-name="P5"><text:span text:style-name="Source_20_Text"><text:span text:style-name="T1">/etc/pam_script_acct</text:span></text:span></text:p>
      <text:p text:style-name="P5"><text:span text:style-name="Source_20_Text"><text:span text:style-name="T1">/etc/pam_script_auth</text:span></text:span></text:p>
      <text:p text:style-name="P5"><text:span text:style-name="Source_20_Text"><text:span text:style-name="T1">/etc/pam_script_passwd</text:span></text:span></text:p>
      <text:p text:style-name="P5"><text:soft-page-break/><text:span text:style-name="Source_20_Text"><text:span text:style-name="T1">/etc/pam_script_ses_close</text:span></text:span></text:p>
      <text:p text:style-name="P5"><text:span text:style-name="Source_20_Text"><text:span text:style-name="T1">/etc/pam_script_ses_open</text:span></text:span></text:p>
      <text:p text:style-name="P5"><text:span text:style-name="Source_20_Text"><text:span text:style-name="T1">/lib64/security/pam_script.so</text:span></text:span></text:p>
      <text:p text:style-name="P5"><text:span text:style-name="Source_20_Text"><text:span text:style-name="T1">/usr/share/doc/pam_script-1.1.8</text:span></text:span></text:p>
      <text:p text:style-name="P5"><text:span text:style-name="Source_20_Text"><text:span text:style-name="T1">/usr/share/doc/pam_script-1.1.8/AUTHORS</text:span></text:span></text:p>
      <text:p text:style-name="P5"><text:span text:style-name="Source_20_Text"><text:span text:style-name="T1">/usr/share/doc/pam_script-1.1.8/COPYING</text:span></text:span></text:p>
      <text:p text:style-name="P5"><text:span text:style-name="Source_20_Text"><text:span text:style-name="T1">/usr/share/doc/pam_script-1.1.8/ChangeLog</text:span></text:span></text:p>
      <text:p text:style-name="P5"><text:span text:style-name="Source_20_Text"><text:span text:style-name="T1">/usr/share/doc/pam_script-1.1.8/NEWS</text:span></text:span></text:p>
      <text:p text:style-name="P5"><text:span text:style-name="Source_20_Text"><text:span text:style-name="T1">/usr/share/doc/pam_script-1.1.8/README</text:span></text:span></text:p>
      <text:p text:style-name="P5"><text:span text:style-name="Source_20_Text"><text:span text:style-name="T1">/usr/share/doc/pam_script-1.1.8/README.pam_script</text:span></text:span></text:p>
      <text:p text:style-name="P5"><text:span text:style-name="Source_20_Text"><text:span text:style-name="T1">/usr/share/man/man7/pam-script.7.gz</text:span></text:span></text:p>
      <text:list xml:id="list2011328333" text:style-name="L5">
        <text:list-item>
          <text:p text:style-name="P11"><text:span text:style-name="T3">Приводим файл </text:span><text:span text:style-name="Source_20_Text"><text:span text:style-name="T2">/etc/pam.d/sshd</text:span></text:span><text:span text:style-name="T3"> к следующему виду и добавляем строку </text:span><text:span text:style-name="Source_20_Text"><text:span text:style-name="T2">auth required pam_script.so</text:span></text:span><text:span text:style-name="T3">:</text:span></text:p>
        </text:list-item>
      </text:list>
      <text:p text:style-name="P4"><text:span text:style-name="Source_20_Text"><text:span text:style-name="T1">#%PAM-1.0</text:span></text:span></text:p>
      <text:p text:style-name="P5"/>
      <text:p text:style-name="P5"><text:span text:style-name="Source_20_Text"><text:span text:style-name="T1">auth <text:s text:c="6"/>required <text:s text:c="4"/>pam_script.so # Добавляем сюда эту строку</text:span></text:span></text:p>
      <text:p text:style-name="P5"><text:span text:style-name="Source_20_Text"><text:span text:style-name="T1">auth <text:s text:c="6"/>required <text:s text:c="4"/>pam_sepermit.so</text:span></text:span></text:p>
      <text:p text:style-name="P5"><text:span text:style-name="Source_20_Text"><text:span text:style-name="T1">auth <text:s text:c="6"/>substack <text:s text:c="4"/>password-auth</text:span></text:span></text:p>
      <text:p text:style-name="P5"><text:span text:style-name="Source_20_Text"><text:span text:style-name="T1">auth <text:s text:c="6"/>include <text:s text:c="5"/>postlogin</text:span></text:span></text:p>
      <text:p text:style-name="P5"><text:span text:style-name="Source_20_Text"><text:span text:style-name="T1"># Used with polkit to reauthorize users in remote sessions</text:span></text:span></text:p>
      <text:p text:style-name="P5"><text:span text:style-name="Source_20_Text"><text:span text:style-name="T1">-auth <text:s text:c="5"/>optional <text:s text:c="4"/>pam_reauthorize.so prepare</text:span></text:span></text:p>
      <text:p text:style-name="P5"><text:span text:style-name="Source_20_Text"><text:span text:style-name="T1">account required pam_access.so</text:span></text:span></text:p>
      <text:p text:style-name="P5"><text:span text:style-name="Source_20_Text"><text:span text:style-name="T1">account required pam_time.so</text:span></text:span></text:p>
      <text:p text:style-name="P5"><text:span text:style-name="Source_20_Text"><text:span text:style-name="T1">account <text:s text:c="3"/>required <text:s text:c="4"/>pam_nologin.so</text:span></text:span></text:p>
      <text:p text:style-name="P5"><text:span text:style-name="Source_20_Text"><text:span text:style-name="T1">account <text:s text:c="3"/>include <text:s text:c="5"/>password-auth</text:span></text:span></text:p>
      <text:p text:style-name="P5"><text:span text:style-name="Source_20_Text"><text:span text:style-name="T1">password <text:s text:c="2"/>include <text:s text:c="5"/>password-auth</text:span></text:span></text:p>
      <text:p text:style-name="P5"><text:span text:style-name="Source_20_Text"><text:span text:style-name="T1"># pam_selinux.so close should be the first session rule</text:span></text:span></text:p>
      <text:p text:style-name="P5"><text:span text:style-name="Source_20_Text"><text:span text:style-name="T1">session <text:s text:c="3"/>required <text:s text:c="4"/>pam_selinux.so close</text:span></text:span></text:p>
      <text:p text:style-name="P5"><text:span text:style-name="Source_20_Text"><text:span text:style-name="T1">session <text:s text:c="3"/>required <text:s text:c="4"/>pam_loginuid.so</text:span></text:span></text:p>
      <text:p text:style-name="P5"><text:span text:style-name="Source_20_Text"><text:span text:style-name="T1"># pam_selinux.so open should only be followed by sessions to be executed in the user context</text:span></text:span></text:p>
      <text:p text:style-name="P5"><text:span text:style-name="Source_20_Text"><text:span text:style-name="T1">session <text:s text:c="3"/>required <text:s text:c="4"/>pam_selinux.so open env_params</text:span></text:span></text:p>
      <text:p text:style-name="P5"><text:span text:style-name="Source_20_Text"><text:span text:style-name="T1">session <text:s text:c="3"/>required <text:s text:c="4"/>pam_namespace.so</text:span></text:span></text:p>
      <text:p text:style-name="P5"><text:span text:style-name="Source_20_Text"><text:span text:style-name="T1">session <text:s text:c="3"/>optional <text:s text:c="4"/>pam_keyinit.so force revoke</text:span></text:span></text:p>
      <text:p text:style-name="P5"><text:span text:style-name="Source_20_Text"><text:span text:style-name="T1">session <text:s text:c="3"/>include <text:s text:c="5"/>password-auth</text:span></text:span></text:p>
      <text:p text:style-name="P5"><text:span text:style-name="Source_20_Text"><text:span text:style-name="T1">session <text:s text:c="3"/>include <text:s text:c="5"/>postlogin</text:span></text:span></text:p>
      <text:p text:style-name="P5"><text:span text:style-name="Source_20_Text"><text:span text:style-name="T1"># Used with polkit to reauthorize users in remote sessions</text:span></text:span></text:p>
      <text:p text:style-name="P5"><text:span text:style-name="Source_20_Text"><text:span text:style-name="T1">-session <text:s text:c="2"/>optional <text:s text:c="4"/>pam_reauthorize.so prepare</text:span></text:span></text:p>
      <text:list xml:id="list1604992343" text:style-name="L6">
        <text:list-item>
          <text:p text:style-name="P12"><text:span text:style-name="T3">Далее приводим файл </text:span><text:span text:style-name="Source_20_Text"><text:span text:style-name="T2">/etc/pam_script</text:span></text:span><text:span text:style-name="T3"> к следующему виду: (у файла должны быть права на исполнение)</text:span></text:p>
        </text:list-item>
      </text:list>
      <text:p text:style-name="P4"><text:span text:style-name="Source_20_Text"><text:span text:style-name="T1">#!/bin/bash</text:span></text:span></text:p>
      <text:p text:style-name="P5"/>
      <text:p text:style-name="P5"><text:span text:style-name="Source_20_Text"><text:span text:style-name="T1">if [[ `grep $PAM_USER /etc/group | grep 'admin'` ]]</text:span></text:span></text:p>
      <text:p text:style-name="P5"><text:span text:style-name="Source_20_Text"><text:span text:style-name="T1">then</text:span></text:span></text:p>
      <text:p text:style-name="P5"><text:span text:style-name="Source_20_Text"><text:span text:style-name="T1">exit 0</text:span></text:span></text:p>
      <text:p text:style-name="P5"><text:soft-page-break/><text:span text:style-name="Source_20_Text"><text:span text:style-name="T1">fi</text:span></text:span></text:p>
      <text:p text:style-name="P5"><text:span text:style-name="Source_20_Text"><text:span text:style-name="T1">if [[ `date +%u` &gt; 5 ]]</text:span></text:span></text:p>
      <text:p text:style-name="P5"><text:span text:style-name="Source_20_Text"><text:span text:style-name="T1">then</text:span></text:span></text:p>
      <text:p text:style-name="P5"><text:span text:style-name="Source_20_Text"><text:span text:style-name="T1">exit 1</text:span></text:span></text:p>
      <text:p text:style-name="P5"><text:span text:style-name="Source_20_Text"><text:span text:style-name="T1">fi</text:span></text:span></text:p>
      <text:p text:style-name="P7">В этом файле мы проверяем состоит ли пользователь в группе admin и если да то пускаем его (значит его можно пускать всегда). Если он не состоит в этой группе то срабатывает проверка на то, какой сейчас день недели, если он больше 5, т.е. выходные то не пускаем. Задача выполнена.</text:p>
      <text:list xml:id="list3757974960" text:style-name="L7">
        <text:list-item>
          <text:p text:style-name="P13"><text:span text:style-name="T3">Дать конкретному пользователю права рута: Полностью и просто стандартными средствами это сделать нельзя, т.е. можно хакнуть файл </text:span><text:span text:style-name="Source_20_Text"><text:span text:style-name="T2">passwd</text:span></text:span><text:span text:style-name="T3"> но это не очень красивый способ. Есть два варианта решения вопроса, первый:</text:span></text:p>
        </text:list-item>
      </text:list>
      <text:list xml:id="list3396959280" text:style-name="L8">
        <text:list-item>
          <text:p text:style-name="P14"><text:span text:style-name="Source_20_Text"><text:span text:style-name="T2">grep test_user /etc/passwd</text:span></text:span><text:span text:style-name="T3"> - Ищем нашего пользователя, которому надо дать права root</text:span></text:p>
        </text:list-item>
      </text:list>
      <text:p text:style-name="P4"><text:span text:style-name="Source_20_Text"><text:span text:style-name="T1">[root@lvm system]# grep test_ /etc/passwd</text:span></text:span></text:p>
      <text:p text:style-name="P5"><text:span text:style-name="Source_20_Text"><text:span text:style-name="T1">test_user:x:1001:1001::/home/test_user:/bin/bash</text:span></text:span></text:p>
      <text:list xml:id="list3208537118" text:style-name="L9">
        <text:list-item>
          <text:p text:style-name="P15"><text:span text:style-name="T3">Далее меняем два значения </text:span><text:span text:style-name="Source_20_Text"><text:span text:style-name="T2">1001</text:span></text:span><text:span text:style-name="T3"> на </text:span><text:span text:style-name="Source_20_Text"><text:span text:style-name="T2">0</text:span></text:span><text:span text:style-name="T3">(значения uid и gid root) Теперь когда пользователь будет заходить по своему логину, у него будут права рута</text:span></text:p>
        </text:list-item>
        <text:list-item>
          <text:p text:style-name="P15"><text:span text:style-name="T3">Также для того чтобы работать с файлами рута, надо выполнить команду </text:span><text:span text:style-name="Source_20_Text"><text:span text:style-name="T2">usermod -a -G root test_user</text:span></text:span><text:span text:style-name="T3"> - Добавляем пользователя в группу root</text:span></text:p>
        </text:list-item>
        <text:list-item>
          <text:p text:style-name="P15"><text:span text:style-name="T3">Есть второй стандартный способ, это добавить пользователя в sudoers, т.е. дать пользователю право выполнять команду от имени root. Здесь все просто, необходимо добавить пользователя в группу </text:span><text:span text:style-name="Source_20_Text"><text:span text:style-name="T2">wheel</text:span></text:span><text:span text:style-name="T3"> командой </text:span><text:span text:style-name="Source_20_Text"><text:span text:style-name="T2">usermod -aG wheel test_user</text:span></text:span><text:span text:style-name="T3">, после чего можно выполнять команды с приставкой </text:span><text:span text:style-name="Source_20_Text"><text:span text:style-name="T2">sudo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2:00:24.414088386</meta:creation-date>
    <dc:date>2023-04-24T12:00:47.589494601</dc:date>
    <meta:editing-duration>PT23S</meta:editing-duration>
    <meta:editing-cycles>1</meta:editing-cycles>
    <meta:generator>LibreOffice/7.3.6.2$Linux_X86_64 LibreOffice_project/30$Build-2</meta:generator>
    <meta:document-statistic meta:table-count="0" meta:image-count="0" meta:object-count="0" meta:page-count="4" meta:paragraph-count="121" meta:word-count="824" meta:character-count="6636" meta:non-whitespace-character-count="5590"/>
  </office:meta>
</office:document-meta>
</file>